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PropertyEditorTests.getAsTextReturnsEmptyStringIfValu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rrayPropertyEditorTests.sunnyDayS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